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ProducerCollectorTask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ventProducerCollectorTask.getTranslation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roducerCollectorTask.setModel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roducerCollectorTask.resolve( String href , String ba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ventProducerCollectorTask.updateTranslationFil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EventProducerCollectorTask.execu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ventProducerCollectorTask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roducerCollectorTask.setTranslationFil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roducerCollectorTask.getModel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ProducerCollectorTask.processFileSets( EventProducerCollector collec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